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d8b7" officeooo:paragraph-rsid="0002d8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 transmetteurs sur le meme canal avec 1 récepteur</text:p>
      <text:p text:style-name="P1">meme params d'émission(puissance, encodage, freq d'envoie de paquets)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2T14:55:37.143001974</meta:creation-date>
    <dc:date>2018-07-12T14:58:40.114771253</dc:date>
    <meta:editing-duration>P0D</meta:editing-duration>
    <meta:editing-cycles>1</meta:editing-cycles>
    <meta:document-statistic meta:table-count="0" meta:image-count="0" meta:object-count="0" meta:page-count="1" meta:paragraph-count="2" meta:word-count="17" meta:character-count="119" meta:non-whitespace-character-count="104"/>
    <meta:generator>LibreOffice/4.2.8.2$Linux_X86_64 LibreOffice_project/420m0$Build-2</meta:generator>
  </office:meta>
</office:document-meta>
</file>